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nnamed: 0">
            <text:p>Unnamed: 0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Unnamed: 2">
            <text:p>Unnamed: 2</text:p>
          </table:table-cell>
          <table:table-cell table:style-name="pd1" office:value-type="string" office:string-value="Unnamed: 3">
            <text:p>Unnamed: 3</text:p>
          </table:table-cell>
          <table:table-cell table:style-name="pd1" office:value-type="string" office:string-value="Unnamed: 4">
            <text:p>Unnamed: 4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&quot;D:\Dropbox\NOTES\KZ equations\KZ equations.pdf&quot;">
            <text:p>"D:\Dropbox\NOTES\KZ equations\KZ equations.pdf"</text:p>
          </table:table-cell>
          <table:table-cell office:value-type="string" office:string-value="Notes on KZ equations">
            <text:p>Notes on KZ equations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46">
            <text:p>46</text:p>
          </table:table-cell>
          <table:table-cell office:value-type="string" office:string-value="Notes on the KZ equation">
            <text:p>Notes on the KZ equation</text:p>
          </table:table-cell>
        </table:table-row>
        <table:table-row>
          <table:table-cell office:value-type="string" office:string-value="D:\Dropbox\NOTES\What structure does W-Mod and Y-Mod have\What structure does WMod and YMod have.pdf">
            <text:p>D:\Dropbox\NOTES\What structure does W-Mod and Y-Mod have\What structure does WMod and YMod have.pdf</text:p>
          </table:table-cell>
          <table:table-cell office:value-type="string" office:string-value="Factorisation structures on the category of affine Yangian modules">
            <text:p>Factorisation structures on the category of affine Yangian modules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3">
            <text:p>3</text:p>
          </table:table-cell>
          <table:table-cell office:value-type="string" office:string-value="Discusses the algebraic structure on the category of modules over affine Yangians. An appendix to Factorisation Quantum Groups.">
            <text:p>Discusses the algebraic structure on the category of modules over affine Yangians. An appendix to Factorisation Quantum Groups.</text:p>
          </table:table-cell>
        </table:table-row>
        <table:table-row>
          <table:table-cell office:value-type="string" office:string-value="D:\Dropbox\NOTES\Deformation quantisation\Deformation quantisation.pdf">
            <text:p>D:\Dropbox\NOTES\Deformation quantisation\Deformation quantisation.pdf</text:p>
          </table:table-cell>
          <table:table-cell office:value-type="string" office:string-value="Notes on deformation quantisation">
            <text:p>Notes on deformation quant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2">
            <text:p>22</text:p>
          </table:table-cell>
          <table:table-cell office:value-type="string" office:string-value="Expository notes on deformation quantisation.">
            <text:p>Expository notes on deformation quantisation.</text:p>
          </table:table-cell>
        </table:table-row>
        <table:table-row>
          <table:table-cell office:value-type="string" office:string-value="&quot;D:\Dropbox\NOTES\q deformed D modules\q deformed D modules.pdf&quot;">
            <text:p>"D:\Dropbox\NOTES\q deformed D modules\q deformed D modules.pdf"</text:p>
          </table:table-cell>
          <table:table-cell office:value-type="string" office:string-value="q D-modules">
            <text:p>q D-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20">
            <text:p>20</text:p>
          </table:table-cell>
          <table:table-cell office:value-type="string" office:string-value="A de-Rham-stack definition of q-deformed D-modules. Recovers classical definitions of q-vertex algebras with their q-operator product expansions.">
            <text:p>A de-Rham-stack definition of q-deformed D-modules. Recovers classical definitions of q-vertex algebras with their q-operator product expansions.</text:p>
          </table:table-cell>
        </table:table-row>
        <table:table-row>
          <table:table-cell office:value-type="string" office:string-value="&quot;D:\Dropbox\NOTES\What is a vertex algebra\What is a vertex algebra.pdf&quot;">
            <text:p>"D:\Dropbox\NOTES\What is a vertex algebra\What is a vertex algebra.pdf"</text:p>
          </table:table-cell>
          <table:table-cell office:value-type="string" office:string-value="What is a vertex algebra">
            <text:p>What is a vertex algebra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20">
            <text:p>20</text:p>
          </table:table-cell>
          <table:table-cell office:value-type="string" office:string-value="Expository notes. What is a vertex algebra, relation to cobordisms, other topics.">
            <text:p>Expository notes. What is a vertex algebra, relation to cobordisms, other topics.</text:p>
          </table:table-cell>
        </table:table-row>
        <table:table-row>
          <table:table-cell office:value-type="string" office:string-value="&quot;D:\Dropbox\NOTES\Stable envelopes\Stable envelopes.pdf&quot;">
            <text:p>"D:\Dropbox\NOTES\Stable envelopes\Stable envelopes.pdf"</text:p>
          </table:table-cell>
          <table:table-cell office:value-type="string" office:string-value="Stable envelopes via factorisation algebras">
            <text:p>Stable envelopes via factorisation algebras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8">
            <text:p>28</text:p>
          </table:table-cell>
          <table:table-cell office:value-type="string" office:string-value="Notes how to interpret Maulik-Okounkov’s construction of quantum groups “factorisably over the coloured Ran space”. Writes generalisations.">
            <text:p>Notes how to interpret Maulik-Okounkov’s construction of quantum groups “factorisably over the coloured Ran space”. Writes generalisations.</text:p>
          </table:table-cell>
        </table:table-row>
        <table:table-row>
          <table:table-cell office:value-type="string" office:string-value="&quot;D:\Dropbox\NOTES\Notes on QFT\Notes on QFT.pdf&quot;">
            <text:p>"D:\Dropbox\NOTES\Notes on QFT\Notes on QFT.pdf"</text:p>
          </table:table-cell>
          <table:table-cell office:value-type="string" office:string-value="Notes on (2d) QFT">
            <text:p>Notes on (2d) QFT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8">
            <text:p>18</text:p>
          </table:table-cell>
          <table:table-cell office:value-type="string" office:string-value="Expository notes. Brownian motion as a 1d QFT. Properties of 2d QFT, and examples: Gaussian free field, Louisville theory, relation to loop-erased random walks and SLE.">
            <text:p>Expository notes. Brownian motion as a 1d QFT. Properties of 2d QFT, and examples: Gaussian free field, Louisville theory, relation to loop-erased random walks and SL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